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opacity="0%" draw:textarea-horizontal-align="justify" draw:textarea-vertical-align="middle" draw:auto-grow-height="false" fo:min-height="27.45cm" fo:min-width="18.5cm" fo:padding-top="0.142cm" fo:padding-bottom="0.142cm" fo:padding-left="0.267cm" fo:padding-right="0.267cm"/>
    </style:style>
    <style:style style:name="gr2" style:family="graphic" style:parent-style-name="standard">
      <style:graphic-properties draw:fill-color="#999999" draw:opacity="50%" draw:textarea-horizontal-align="justify" draw:textarea-vertical-align="middle" draw:auto-grow-height="false" fo:min-height="0.924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0.924cm" fo:min-width="7.274cm"/>
    </style:style>
    <style:style style:name="gr4" style:family="graphic" style:parent-style-name="standard">
      <style:graphic-properties draw:fill-color="#99ff66" draw:opacity="15%" draw:textarea-horizontal-align="justify" draw:textarea-vertical-align="middle" draw:auto-grow-height="false" fo:min-height="10.58cm" fo:min-width="11.83cm"/>
    </style:style>
    <style:style style:name="gr5" style:family="graphic" style:parent-style-name="standard">
      <style:graphic-properties draw:fill-color="#ff420e" draw:opacity="12%" draw:textarea-horizontal-align="justify" draw:textarea-vertical-align="middle" draw:auto-grow-height="false" fo:min-height="6.7cm" fo:min-width="12.35cm"/>
    </style:style>
    <style:style style:name="gr6" style:family="graphic" style:parent-style-name="standard">
      <style:graphic-properties draw:fill-color="#6666ff" draw:opacity="14%" draw:textarea-horizontal-align="justify" draw:textarea-vertical-align="middle" draw:auto-grow-height="false" fo:min-height="4.262cm" fo:min-width="12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 draw:opacity="50%"/>
      <style:paragraph-properties fo:text-align="center"/>
    </style:style>
    <style:style style:name="P4" style:family="paragraph">
      <loext:graphic-properties draw:fill-color="#99ff66" draw:opacity="15%"/>
      <style:paragraph-properties fo:text-align="center"/>
    </style:style>
    <style:style style:name="P5" style:family="paragraph">
      <loext:graphic-properties draw:fill-color="#ff420e" draw:opacity="12%"/>
      <style:paragraph-properties fo:text-align="center"/>
    </style:style>
    <style:style style:name="P6" style:family="paragraph">
      <loext:graphic-properties draw:fill-color="#6666ff" draw:opacity="14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.3cm" svg:x="7cm" svg:y="1.7cm">
          <text:p text:style-name="P2">Choose layered/non layer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cm" svg:y="4.1cm">
          <text:p text:style-name="P2">Define Simulation 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1cm" svg:y="6.601cm">
          <text:p text:style-name="P2">Select Neuron models/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2cm" svg:y="9.002cm">
          <text:p text:style-name="P2">Select topology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3cm" svg:y="11.603cm">
          <text:p text:style-name="P2">Visualise network/skip to next st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5cm" svg:y="14.405cm">
          <text:p text:style-name="P2">Select stimulation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5cm" svg:y="16.905cm">
          <text:p text:style-name="P2">Initialisation file crea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6cm" svg:y="19.406cm">
          <text:p text:style-name="P2">Send it to FPGA clu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7cm" svg:y="22.507cm">
          <text:p text:style-name="P2">Mapped onto FPGA/Run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8cm" svg:y="24.808cm">
          <text:p text:style-name="P2">Get spike train results as 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3.5cm" svg:height="12cm" svg:x="4.3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3.6cm" svg:height="7.7cm" svg:x="4.2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5cm" svg:x="4.2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1.1cm" svg:y1="3cm" svg:x2="11.1cm" svg:y2="4.2cm">
          <text:p/>
        </draw:line>
        <draw:line draw:style-name="gr7" draw:text-style-name="P7" draw:layer="layout" svg:x1="11.1cm" svg:y1="5.4cm" svg:x2="11.1cm" svg:y2="6.6cm">
          <text:p/>
        </draw:line>
        <draw:line draw:style-name="gr7" draw:text-style-name="P7" draw:layer="layout" svg:x1="11.1cm" svg:y1="7.9cm" svg:x2="11.1cm" svg:y2="9.1cm">
          <text:p/>
        </draw:line>
        <draw:line draw:style-name="gr7" draw:text-style-name="P7" draw:layer="layout" svg:x1="11.1cm" svg:y1="10.4cm" svg:x2="11.1cm" svg:y2="11.6cm">
          <text:p/>
        </draw:line>
        <draw:line draw:style-name="gr7" draw:text-style-name="P7" draw:layer="layout" svg:x1="11.1cm" svg:y1="13.1cm" svg:x2="11.1cm" svg:y2="14.3cm">
          <text:p/>
        </draw:line>
        <draw:line draw:style-name="gr7" draw:text-style-name="P7" draw:layer="layout" svg:x1="11.1cm" svg:y1="15.7cm" svg:x2="11.1cm" svg:y2="16.9cm">
          <text:p/>
        </draw:line>
        <draw:line draw:style-name="gr7" draw:text-style-name="P7" draw:layer="layout" svg:x1="11.1cm" svg:y1="18.2cm" svg:x2="11.1cm" svg:y2="19.4cm">
          <text:p/>
        </draw:line>
        <draw:line draw:style-name="gr7" draw:text-style-name="P7" draw:layer="layout" svg:x1="11.1cm" svg:y1="21.1cm" svg:x2="11.1cm" svg:y2="22.3cm">
          <text:p/>
        </draw:line>
        <draw:line draw:style-name="gr7" draw:text-style-name="P7" draw:layer="layout" svg:x1="11.1cm" svg:y1="23.8cm" svg:x2="11.1cm" svg:y2="25cm">
          <text:p/>
        </draw:line>
        <draw:frame draw:style-name="gr8" draw:text-style-name="P9" draw:layer="layout" svg:width="5.7cm" svg:height="1.4cm" draw:transform="rotate (1.5707963267949) translate (5.25cm 9.85cm)">
          <draw:text-box>
            <text:p text:style-name="P8"><text:span text:style-name="T1">Network Creation</text:span></text:p>
          </draw:text-box>
        </draw:frame>
        <draw:frame draw:style-name="gr8" draw:text-style-name="P9" draw:layer="layout" svg:width="5.7cm" svg:height="1.505cm" draw:transform="rotate (1.5707963267949) translate (5.25cm 20.25cm)">
          <draw:text-box>
            <text:p text:style-name="P8"><text:span text:style-name="T1">Stimulation/FPGA mapping</text:span></text:p>
          </draw:text-box>
        </draw:frame>
        <draw:frame draw:style-name="gr8" draw:text-style-name="P9" draw:layer="layout" svg:width="5.7cm" svg:height="1.4cm" draw:transform="rotate (1.5707963267949) translate (5.319cm 27.181cm)">
          <draw:text-box>
            <text:p text:style-name="P8"><text:span text:style-name="T1">Simulation 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opacity="63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3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8:29:46.038579715</meta:creation-date>
    <dc:date>2018-02-14T10:14:31.022786335</dc:date>
    <meta:editing-duration>PT15H23M32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